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pos que necesita la bbdd</text:p>
      <text:p text:style-name="Standard"/>
      <text:p text:style-name="P2">Usuario</text:p>
      <text:p text:style-name="P2"/>
      <text:p text:style-name="Standard">id<text:tab/>int</text:p>
      <text:p text:style-name="Standard">nombre<text:tab/>varchar</text:p>
      <text:p text:style-name="Standard">contrasena<text:tab/>varchar</text:p>
      <text:p text:style-name="Standard">rol<text:tab/>varchar</text:p>
      <text:p text:style-name="Standard"/>
      <text:p text:style-name="Standard"/>
      <text:p text:style-name="P2">Cliente</text:p>
      <text:p text:style-name="P2"/>
      <text:p text:style-name="Standard">id<text:tab/>int</text:p>
      <text:p text:style-name="Standard">nombre<text:tab/>varchar</text:p>
      <text:p text:style-name="Standard">apellidos<text:tab/>varchar</text:p>
      <text:p text:style-name="Standard">numero_telefono<text:tab/>int</text:p>
      <text:p text:style-name="Standard">dni<text:tab/>varchar</text:p>
      <text:p text:style-name="Standard">email<text:tab/>varchar</text:p>
      <text:p text:style-name="Standard">observaciones<text:tab/><text:tab/>varchar</text:p>
      <text:p text:style-name="Standard">antecedentes<text:tab/><text:tab/>varchar</text:p>
      <text:p text:style-name="Standard">cirugias<text:tab/><text:tab/>varchar</text:p>
      <text:p text:style-name="Standard">tratamientos<text:tab/><text:tab/>varchar</text:p>
      <text:p text:style-name="Standard">alergias<text:tab/><text:tab/>varchar</text:p>
      <text:p text:style-name="Standard">evaluacion<text:tab/><text:tab/>varchar</text:p>
      <text:p text:style-name="Standard"/>
      <text:p text:style-name="Standard"/>
      <text:p text:style-name="Standard"/>
      <text:p text:style-name="P2">Consultas</text:p>
      <text:p text:style-name="P2"/>
      <text:p text:style-name="Standard">id<text:tab/>int</text:p>
      <text:p text:style-name="Standard">id_cliente<text:tab/>int</text:p>
      <text:p text:style-name="Standard">motivo_consulta<text:tab/>varchar</text:p>
      <text:p text:style-name="Standard"/>
      <text:p text:style-name="Standard"/>
      <text:p text:style-name="Standard"/>
      <text:p text:style-name="P2">Consentimiento Covid:</text:p>
      <text:p text:style-name="P2"/>
      <text:p text:style-name="Standard">id <text:tab/>int</text:p>
      <text:p text:style-name="Standard">id_cliente <text:tab/>int</text:p>
      <text:p text:style-name="Standard">pregunta1<text:tab/>bool </text:p>
      <text:p text:style-name="Standard">pregunta2<text:tab/>bool </text:p>
      <text:p text:style-name="Standard">pregunta3<text:tab/>bool </text:p>
      <text:p text:style-name="Standard">pregunta4<text:tab/>bool</text:p>
      <text:p text:style-name="Standard">pregunta5<text:tab/>bool </text:p>
      <text:p text:style-name="Standard">pregunta6<text:tab/>bool </text:p>
      <text:p text:style-name="Standard">pregunta7<text:tab/>bool</text:p>
      <text:p text:style-name="Standard">firma<text:tab/><text:tab/>bool</text:p>
      <text:p text:style-name="Standard">documento<text:tab/>pdf <text:s/></text:p>
      <text:p text:style-name="Standard"/>
      <text:p text:style-name="Standard"/>
      <text:p text:style-name="P2">Consentimiento legal:</text:p>
      <text:p text:style-name="Standard">id<text:tab/>int</text:p>
      <text:p text:style-name="Standard"><text:soft-page-break/>id_cliente<text:tab/>int</text:p>
      <text:p text:style-name="Standard">texto<text:tab/>pdf</text:p>
      <text:p text:style-name="Standard">firma<text:tab/>bool</text:p>
      <text:p text:style-name="Standard"/>
      <text:p text:style-name="Standard"/>
      <text:p text:style-name="P2">Tecnologías utilizadas:</text:p>
      <text:p text:style-name="Standard"/>
      <text:p text:style-name="Standard">Back-end: JAVA, SPRING, REST.</text:p>
      <text:p text:style-name="Standard">Front-end: HTML, CSS, JS, ANGULAR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4-13T15:13:04.505000000</meta:creation-date>
    <dc:date>2023-05-02T21:18:14.30</dc:date>
    <meta:editing-duration>PT10M17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2" meta:paragraph-count="43" meta:word-count="91" meta:character-count="656"/>
    <dc:creator>Pablo Rodriguez de la Fuente</dc:creator>
  </office:meta>
</office:document-meta>
</file>